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Pattern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chain of approval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chain of approval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description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different reports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rackperformance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27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loytelephones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3" table:number-columns-repeated="3"/>
          <table:table-cell table:style-name="ce12"/>
          <table:table-cell table:style-name="ce13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3" table:number-columns-repeated="3"/>
          <table:table-cell table:style-name="ce12"/>
          <table:table-cell table:style-name="ce13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 office:value-type="string" calcext:value-type="string">
            <text:p>+/-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 table:number-rows-repeated="104847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5T23:46:33.162000000</dc:date>
    <meta:editing-duration>P4DT10H50M24S</meta:editing-duration>
    <meta:editing-cycles>194</meta:editing-cycles>
    <meta:generator>LibreOffice/7.4.2.3$Windows_X86_64 LibreOffice_project/382eef1f22670f7f4118c8c2dd222ec7ad009daf</meta:generator>
    <meta:document-statistic meta:table-count="1" meta:cell-count="994" meta:object-count="0"/>
  </office:meta>
</office:document-meta>
</file>